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2a2d9" officeooo:paragraph-rsid="0002a2d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5d061" officeooo:paragraph-rsid="0005d061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jouer ?</text:p>
      <text:p text:style-name="P1"/>
      <text:p text:style-name="P2">Déplacements :</text:p>
      <text:p text:style-name="P2"/>
      <text:p text:style-name="P2"><text:tab/><text:span text:style-name="T1">Haut : z</text:span></text:p>
      <text:p text:style-name="P3"><text:tab/>Gauche : q</text:p>
      <text:p text:style-name="P3"><text:tab/>Droite : d</text:p>
      <text:p text:style-name="P3"><text:tab/></text:p>
      <text:p text:style-name="P2">Equiper un objet de l’inventaire :</text:p>
      <text:p text:style-name="P2"/>
      <text:p text:style-name="P2"><text:tab/><text:span text:style-name="T1">Equiper à droite : clique droit</text:span></text:p>
      <text:p text:style-name="P3"><text:tab/>Equiper à gauche : clique gauche</text:p>
      <text:p text:style-name="P3"/>
      <text:p text:style-name="P2">Deplacer des items :</text:p>
      <text:p text:style-name="P2"><text:tab/></text:p>
      <text:p text:style-name="P2"><text:tab/><text:span text:style-name="T1">Drag’n drop</text:span></text:p>
      <text:p text:style-name="P3"/>
      <text:p text:style-name="P2">Différents crafts :</text:p>
      <text:p text:style-name="P2"/>
      <text:p text:style-name="P2"><text:tab/><text:span text:style-name="T1">Voir le dossier «Recettes Crafts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17:34.719996477</meta:creation-date>
    <dc:date>2019-06-14T14:55:43.132121521</dc:date>
    <meta:editing-duration>PT4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6" meta:character-count="246" meta:non-whitespace-character-count="203"/>
  </office:meta>
</office:document-meta>
</file>